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measure">
      <style:graphic-properties svg:stroke-width="0.05cm" draw:marker-start="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cm" draw:marker-start-width="0.2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cm" draw:marker-start-width="0.275cm" draw:marker-end-width="0.275cm" draw:fill="gradient" draw:fill-gradient-name="Light_20_gray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275cm" draw:marker-end-width="0.275cm" draw:fill="gradient" draw:fill-gradient-name="Light_20_gray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6pt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6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indent="0cm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6pt" fo:font-weight="bold" style:font-size-asian="18pt" style:font-weight-asian="bold" style:font-size-complex="18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super 58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1">
          <draw:glue-point draw:id="4" svg:x="4.165cm" svg:y="-2cm"/>
          <draw:glue-point draw:id="5" svg:x="1.665cm" svg:y="-5cm"/>
          <draw:glue-point draw:id="6" svg:x="2.86cm" svg:y="-5cm"/>
          <draw:custom-shape draw:style-name="gr1" draw:text-style-name="P2" draw:layer="layout" svg:width="2cm" svg:height="1cm" svg:x="0.1cm" svg:y="1.519cm">
            <text:p text:style-name="P1"><text:span text:style-name="T1">S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2">
          <draw:glue-point draw:id="4" svg:x="4.165cm" svg:y="-2cm"/>
          <draw:glue-point draw:id="5" svg:x="1.665cm" svg:y="-5cm"/>
          <draw:glue-point draw:id="6" svg:x="2.86cm" svg:y="-5cm"/>
          <draw:custom-shape draw:style-name="gr2" draw:text-style-name="P2" draw:layer="layout" svg:width="2cm" svg:height="1cm" svg:x="4.866cm" svg:y="1.519cm">
            <text:p text:style-name="P1"><text:span text:style-name="T1">S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" draw:text-style-name="P3" draw:layer="layout" draw:type="curve" svg:x1="2.1cm" svg:y1="2.019cm" svg:x2="4.866cm" svg:y2="2.019cm" draw:start-shape="id1" draw:start-glue-point="1" draw:end-shape="id2" draw:end-glue-point="3">
          <text:p text:style-name="P7"/>
        </draw:connector>
        <draw:connector draw:style-name="gr4" draw:text-style-name="P3" draw:layer="layout" draw:type="curve" svg:x1="6.866cm" svg:y1="2.019cm" svg:x2="12.2cm" svg:y2="2.019cm" draw:start-shape="id2" draw:start-glue-point="1" draw:end-shape="id3" draw:end-glue-point="3">
          <text:p text:style-name="P7"/>
        </draw:connector>
        <draw:connector draw:style-name="gr4" draw:text-style-name="P3" draw:layer="layout" draw:type="curve" draw:line-skew="-0.188cm -0.114cm" svg:x1="6.866cm" svg:y1="2.019cm" svg:x2="5.866cm" svg:y2="1.519cm" draw:start-shape="id2" draw:start-glue-point="1" draw:end-shape="id2" draw:end-glue-point="0">
          <text:p text:style-name="P7"/>
        </draw:connector>
        <draw:connector draw:style-name="gr5" draw:text-style-name="P3" draw:layer="layout" draw:type="curve" draw:line-skew="0.091cm" svg:x1="5.866cm" svg:y1="2.519cm" svg:x2="1.1cm" svg:y2="2.519cm" draw:start-shape="id2" draw:start-glue-point="2" draw:end-shape="id1" draw:end-glue-point="2">
          <text:p text:style-name="P7"/>
        </draw:connector>
        <draw:frame draw:style-name="gr6" draw:layer="layout" svg:width="1.36cm" svg:height="0.716cm" svg:x="2.6cm" svg:y="1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4.497cm" svg:height="0.719cm" svg:x="4.6cm" svg:y="0.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4.462cm" svg:height="0.719cm" svg:x="7.5cm" svg:y="1.1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7" draw:text-style-name="P4" draw:id="id3" draw:layer="layout" svg:width="2cm" svg:height="1cm" svg:x="12.2cm" svg:y="1.519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693cm" svg:height="0.712cm" svg:x="12.354cm" svg:y="1.663cm">
          <draw:glue-point draw:id="4" svg:x="-3.335cm" svg:y="5.01cm"/>
          <text:p text:style-name="P5"><text:span text:style-name="T2">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734cm" svg:height="0.785cm" svg:x="1.666cm" svg:y="3.2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 draw:id="id4">
          <draw:glue-point draw:id="4" svg:x="4.165cm" svg:y="-2cm"/>
          <draw:glue-point draw:id="5" svg:x="1.665cm" svg:y="-5cm"/>
          <draw:glue-point draw:id="6" svg:x="2.86cm" svg:y="-5cm"/>
          <draw:custom-shape draw:style-name="gr9" draw:text-style-name="P2" draw:layer="layout" svg:width="2cm" svg:height="1cm" svg:x="0.1cm" svg:y="6.515cm">
            <text:p text:style-name="P1"><text:span text:style-name="T1">S0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">
          <draw:glue-point draw:id="4" svg:x="4.165cm" svg:y="-2cm"/>
          <draw:glue-point draw:id="5" svg:x="1.665cm" svg:y="-5cm"/>
          <draw:glue-point draw:id="6" svg:x="2.86cm" svg:y="-5cm"/>
          <draw:custom-shape draw:style-name="gr10" draw:text-style-name="P2" draw:layer="layout" svg:width="2cm" svg:height="1cm" svg:x="4.866cm" svg:y="6.515cm">
            <text:p text:style-name="P1"><text:span text:style-name="T1">S1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6">
          <draw:glue-point draw:id="4" svg:x="4.165cm" svg:y="-2cm"/>
          <draw:glue-point draw:id="5" svg:x="1.665cm" svg:y="-5cm"/>
          <draw:glue-point draw:id="6" svg:x="2.86cm" svg:y="-5cm"/>
          <draw:custom-shape draw:style-name="gr11" draw:text-style-name="P2" draw:layer="layout" svg:width="2cm" svg:height="1cm" svg:x="9.6cm" svg:y="6.515cm">
            <text:p text:style-name="P1"><text:span text:style-name="T1">S2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4" draw:layer="layout" svg:width="2cm" svg:height="1cm" svg:x="12.2cm" svg:y="1.519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693cm" svg:height="0.712cm" svg:x="12.354cm" svg:y="1.663cm">
          <draw:glue-point draw:id="4" svg:x="-3.335cm" svg:y="5.01cm"/>
          <text:p text:style-name="P5"><text:span text:style-name="T2">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id="id7" draw:layer="layout" svg:width="2cm" svg:height="1cm" svg:x="16.6cm" svg:y="6.515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693cm" svg:height="0.712cm" svg:x="16.754cm" svg:y="6.659cm">
          <draw:glue-point draw:id="4" svg:x="-3.335cm" svg:y="5.01cm"/>
          <text:p text:style-name="P5"><text:span text:style-name="T2">S3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2.1cm" svg:y1="7.015cm" svg:x2="4.866cm" svg:y2="7.015cm" draw:start-shape="id4" draw:start-glue-point="1" draw:end-shape="id5" draw:end-glue-point="3">
          <text:p text:style-name="P7"/>
        </draw:connector>
        <draw:connector draw:style-name="gr4" draw:text-style-name="P3" draw:layer="layout" draw:type="curve" svg:x1="6.866cm" svg:y1="7.015cm" svg:x2="9.6cm" svg:y2="7.015cm" draw:start-shape="id5" draw:end-shape="id6" draw:end-glue-point="3">
          <text:p text:style-name="P7"/>
        </draw:connector>
        <draw:connector draw:style-name="gr5" draw:text-style-name="P3" draw:layer="layout" draw:type="curve" draw:line-skew="0.249cm" svg:x1="10.6cm" svg:y1="7.515cm" svg:x2="1.1cm" svg:y2="7.515cm" draw:start-shape="id6" draw:start-glue-point="2" draw:end-shape="id4" draw:end-glue-point="2">
          <text:p text:style-name="P7"/>
        </draw:connector>
        <draw:connector draw:style-name="gr4" draw:text-style-name="P3" draw:layer="layout" draw:type="curve" svg:x1="11.6cm" svg:y1="7.015cm" svg:x2="16.6cm" svg:y2="7.015cm" draw:start-shape="id6" draw:start-glue-point="1" draw:end-shape="id7" draw:end-glue-point="3">
          <text:p text:style-name="P7"/>
        </draw:connector>
        <draw:frame draw:style-name="gr6" draw:layer="layout" svg:width="1.589cm" svg:height="0.716cm" svg:x="2.6cm" svg:y="6.29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1.618cm" svg:height="0.738cm" svg:x="7.3cm" svg:y="6.2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4.966cm" svg:height="0.77cm" svg:x="11.534cm" svg:y="6.1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4.106cm" svg:height="0.785cm" svg:x="3.6cm" svg:y="8.41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 draw:id="id8">
          <draw:glue-point draw:id="4" svg:x="4.165cm" svg:y="-2cm"/>
          <draw:glue-point draw:id="5" svg:x="1.665cm" svg:y="-5cm"/>
          <draw:glue-point draw:id="6" svg:x="2.86cm" svg:y="-5cm"/>
          <draw:glue-point draw:id="7" svg:x="2.5cm" svg:y="5cm"/>
          <draw:glue-point draw:id="8" svg:x="2.5cm" svg:y="5cm"/>
          <draw:glue-point draw:id="9" svg:x="-5cm" svg:y="-5cm"/>
          <draw:glue-point draw:id="10" svg:x="-2.5cm" svg:y="-5cm"/>
          <draw:custom-shape draw:style-name="gr12" draw:text-style-name="P2" draw:layer="layout" svg:width="2cm" svg:height="1cm" svg:x="0.1cm" svg:y="12.4cm">
            <text:p text:style-name="P1"><text:span text:style-name="T1">S0,S0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9">
          <draw:glue-point draw:id="4" svg:x="4.165cm" svg:y="-2cm"/>
          <draw:glue-point draw:id="5" svg:x="1.665cm" svg:y="-5cm"/>
          <draw:glue-point draw:id="6" svg:x="2.86cm" svg:y="-5cm"/>
          <draw:custom-shape draw:style-name="gr13" draw:text-style-name="P2" draw:layer="layout" svg:width="2cm" svg:height="1cm" svg:x="6.3cm" svg:y="12.4cm">
            <text:p text:style-name="P1"><text:span text:style-name="T1">S1,S1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0">
          <draw:glue-point draw:id="4" svg:x="4.165cm" svg:y="-2cm"/>
          <draw:glue-point draw:id="5" svg:x="1.665cm" svg:y="-5cm"/>
          <draw:glue-point draw:id="6" svg:x="2.86cm" svg:y="-5cm"/>
          <draw:glue-point draw:id="7" svg:x="3.03cm" svg:y="5.51cm"/>
          <draw:custom-shape draw:style-name="gr14" draw:text-style-name="P2" draw:layer="layout" svg:width="2cm" svg:height="1cm" svg:x="15.794cm" svg:y="12.4cm">
            <text:p text:style-name="P1"><text:span text:style-name="T1">S1,S2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4" draw:id="id13" draw:layer="layout" svg:width="2cm" svg:height="1cm" svg:x="18.4cm" svg:y="16.3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693cm" svg:height="0.712cm" svg:x="18.554cm" svg:y="16.444cm">
          <draw:glue-point draw:id="4" svg:x="-3.335cm" svg:y="5.01cm"/>
          <text:p text:style-name="P5"><text:span text:style-name="T2">S2,S3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1">
          <draw:glue-point draw:id="4" svg:x="4.165cm" svg:y="-2cm"/>
          <draw:glue-point draw:id="5" svg:x="1.665cm" svg:y="-5cm"/>
          <draw:glue-point draw:id="6" svg:x="2.86cm" svg:y="-5cm"/>
          <draw:custom-shape draw:style-name="gr15" draw:text-style-name="P2" draw:layer="layout" svg:width="2cm" svg:height="1cm" svg:x="6.3cm" svg:y="14.4cm">
            <text:p text:style-name="P1"><text:span text:style-name="T1">S0,S2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2">
          <draw:glue-point draw:id="4" svg:x="4.165cm" svg:y="-2cm"/>
          <draw:glue-point draw:id="5" svg:x="1.665cm" svg:y="-5cm"/>
          <draw:glue-point draw:id="6" svg:x="2.86cm" svg:y="-5cm"/>
          <draw:custom-shape draw:style-name="gr16" draw:text-style-name="P2" draw:layer="layout" svg:width="2cm" svg:height="1cm" svg:x="6.3cm" svg:y="16.2cm">
            <text:p text:style-name="P1"><text:span text:style-name="T1">S1,S0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" draw:text-style-name="P3" draw:layer="layout" draw:type="curve" svg:x1="2.1cm" svg:y1="12.9cm" svg:x2="6.3cm" svg:y2="12.9cm" draw:start-shape="id8" draw:start-glue-point="1" draw:end-shape="id9" draw:end-glue-point="3">
          <text:p text:style-name="P7"/>
        </draw:connector>
        <draw:connector draw:style-name="gr4" draw:text-style-name="P3" draw:layer="layout" draw:type="curve" svg:x1="8.3cm" svg:y1="12.9cm" svg:x2="15.794cm" svg:y2="12.9cm" draw:start-shape="id9" draw:start-glue-point="1" draw:end-shape="id10" draw:end-glue-point="3">
          <text:p text:style-name="P7"/>
        </draw:connector>
        <draw:connector draw:style-name="gr5" draw:text-style-name="P3" draw:layer="layout" draw:type="curve" svg:x1="16.794cm" svg:y1="13.4cm" svg:x2="8.3cm" svg:y2="14.9cm" draw:start-shape="id10" draw:start-glue-point="2" draw:end-shape="id11" draw:end-glue-point="1">
          <text:p text:style-name="P7"/>
        </draw:connector>
        <draw:connector draw:style-name="gr5" draw:text-style-name="P3" draw:layer="layout" draw:type="curve" svg:x1="17.4cm" svg:y1="13.4cm" svg:x2="8.3cm" svg:y2="16.7cm" draw:start-shape="id10" draw:start-glue-point="7" draw:end-shape="id12" draw:end-glue-point="1">
          <text:p text:style-name="P7"/>
        </draw:connector>
        <draw:connector draw:style-name="gr5" draw:text-style-name="P3" draw:layer="layout" draw:type="curve" svg:x1="6.3cm" svg:y1="14.9cm" svg:x2="1.6cm" svg:y2="13.4cm" draw:start-shape="id11" draw:start-glue-point="3" draw:end-shape="id8" draw:end-glue-point="7">
          <text:p text:style-name="P7"/>
        </draw:connector>
        <draw:connector draw:style-name="gr5" draw:text-style-name="P3" draw:layer="layout" draw:type="curve" svg:x1="6.3cm" svg:y1="16.7cm" svg:x2="1.1cm" svg:y2="13.4cm" draw:start-shape="id12" draw:start-glue-point="3" draw:end-shape="id8" draw:end-glue-point="2">
          <text:p text:style-name="P7"/>
        </draw:connector>
        <draw:connector draw:style-name="gr5" draw:text-style-name="P3" draw:layer="layout" draw:type="curve" draw:line-skew="-0.235cm" svg:x1="16.794cm" svg:y1="12.4cm" svg:x2="1.1cm" svg:y2="12.4cm" draw:start-shape="id10" draw:start-glue-point="0" draw:end-shape="id8">
          <text:p text:style-name="P7"/>
        </draw:connector>
        <draw:connector draw:style-name="gr4" draw:text-style-name="P3" draw:layer="layout" draw:type="curve" svg:x1="17.794cm" svg:y1="12.9cm" svg:x2="19.4cm" svg:y2="16.3cm" draw:start-shape="id10" draw:start-glue-point="1" draw:end-shape="id13" draw:end-glue-point="0">
          <text:p text:style-name="P7"/>
        </draw:connector>
        <draw:frame draw:style-name="gr6" draw:layer="layout" svg:width="2.207cm" svg:height="0.716cm" svg:x="2.2cm" svg:y="12.1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2.431cm" svg:height="1.467cm" svg:x="18.1cm" svg:y="12.33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5.129cm" svg:height="0.772cm" svg:x="8.771cm" svg:y="12.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8.968cm" svg:height="0.784cm" svg:x="7.032cm" svg:y="13.51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9.192cm" svg:height="0.784cm" svg:x="8.408cm" svg:y="16.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5.32cm" svg:height="0.785cm" svg:x="1.8cm" svg:y="13.61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layer="layout" svg:width="5.075cm" svg:height="0.785cm" svg:x="2.136cm" svg:y="15.38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layer="layout" svg:width="9.124cm" svg:height="0.843cm" svg:x="4.41cm" svg:y="10.65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onnector draw:style-name="gr4" draw:text-style-name="P3" draw:layer="layout" draw:type="curve" svg:x1="0.474cm" svg:y1="0.791cm" svg:x2="1.1cm" svg:y2="1.519cm" draw:end-shape="id1" draw:end-glue-point="0">
          <text:p text:style-name="P7"/>
        </draw:connector>
        <draw:connector draw:style-name="gr4" draw:text-style-name="P3" draw:layer="layout" draw:type="curve" svg:x1="0.712cm" svg:y1="5.519cm" svg:x2="1.1cm" svg:y2="6.515cm" draw:end-shape="id4" draw:end-glue-point="0">
          <text:p text:style-name="P7"/>
        </draw:connector>
        <draw:connector draw:style-name="gr4" draw:text-style-name="P3" draw:layer="layout" draw:type="curve" svg:x1="0.262cm" svg:y1="11.222cm" svg:x2="0.6cm" svg:y2="12.4cm" draw:end-shape="id8" draw:end-glue-point="10">
          <text:p text:style-name="P7"/>
        </draw:connector>
        <draw:frame draw:style-name="gr17" draw:text-style-name="P8" draw:layer="layout" svg:width="1.192cm" svg:height="0.899cm" svg:x="0.408cm" svg:y="0.1cm">
          <draw:text-box>
            <text:p text:style-name="P7"><text:span text:style-name="T3">P1</text:span></text:p>
          </draw:text-box>
        </draw:frame>
        <draw:frame draw:style-name="gr17" draw:text-style-name="P8" draw:layer="layout" svg:width="1.192cm" svg:height="0.899cm" svg:x="0.6cm" svg:y="5.015cm">
          <draw:text-box>
            <text:p text:style-name="P7"><text:span text:style-name="T3">P2</text:span></text:p>
          </draw:text-box>
        </draw:frame>
        <draw:frame draw:style-name="gr17" draw:text-style-name="P9" draw:layer="layout" svg:width="2.797cm" svg:height="0.916cm" svg:x="0.103cm" svg:y="10.684cm">
          <draw:text-box>
            <text:p text:style-name="P7"><text:span text:style-name="T4">P1 ||</text:span><text:span text:style-name="T5">TI</text:span><text:span text:style-name="T4"> P2</text:span></text:p>
          </draw:text-box>
        </draw:frame>
        <draw:frame draw:style-name="gr6" draw:layer="layout" svg:width="12.76cm" svg:height="2.963cm" svg:x="-0.06cm" svg:y="17.737cm">
          <draw:object xlink:href="./Object 17" xlink:type="simple" xlink:show="embed" xlink:actuate="onLoad"/>
          <draw:image xlink:href="./ObjectReplacements/Object 1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cm" fo:page-height="20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1-06T21:50:48</meta:creation-date>
    <dc:creator>Julien Ponge</dc:creator>
    <dc:date>2008-04-04T17:14:42</dc:date>
    <meta:editing-cycles>24</meta:editing-cycles>
    <meta:editing-duration>PT2H14M35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>a</math:mi>
    </math:mrow>
    <math:annotation math:encoding="StarMath 5.0">T_1: 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3</math:mn>
          </math:msub>
          <math:msub>
            <math:mi>T</math:mi>
            <math:mn>3</math:mn>
          </math:msub>
          <math:mi>'</math:mi>
          <math:mi>:</math:mi>
          <math:mi>c</math:mi>
          <math:mi>,</math:mi>
        </math:mrow>
      </math:mtr>
      <math:mtr>
        <math:mrow>
          <math:msub>
            <math:mi>C</math:mi>
            <math:mn>4</math:mn>
          </math:msub>
        </math:mrow>
      </math:mtr>
    </math:mtable>
    <math:annotation math:encoding="StarMath 5.0"> T_3 T_3': c, newline alignr C_4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sub>
        <math:mi>T</math:mi>
        <math:mn>2</math:mn>
      </math:msub>
      <math:mi>'</math:mi>
      <math:mi>:</math:mi>
      <math:mi>b</math:mi>
      <math:mi>,</math:mi>
      <math:mrow>
        <math:mo math:stretchy="false">(</math:mo>
        <math:mrow>
          <math:msub>
            <math:mi>x</math:mi>
            <math:mrow>
              <math:msub>
                <math:mi>T</math:mi>
                <math:mn>1</math:mn>
              </math:msub>
              <math:msub>
                <math:mi>T</math:mi>
                <math:mn>1</math:mn>
              </math:msub>
              <math:mi>'</math:mi>
            </math:mrow>
          </math:msub>
          <math:mo math:stretchy="false">&lt;</math:mo>
          <math:mn>10</math:mn>
        </math:mrow>
        <math:mo math:stretchy="false">)</math:mo>
      </math:mrow>
    </math:mrow>
    <math:annotation math:encoding="StarMath 5.0">T_2 T_2': b, (x_{T_1 T_1'} &lt; 10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4</math:mn>
      </math:msub>
      <math:msub>
        <math:mi>T</math:mi>
        <math:mo math:stretchy="false">ɛ</math:mo>
      </math:msub>
      <math:mi>:</math:mi>
      <math:mo math:stretchy="false">ɛ</math:mo>
      <math:mi>,</math:mi>
      <math:mrow>
        <math:mrow>
          <math:mrow>
            <math:mo math:stretchy="false">(</math:mo>
            <math:mrow>
              <math:msub>
                <math:mi>x</math:mi>
                <math:mrow>
                  <math:msub>
                    <math:mi>T</math:mi>
                    <math:mn>1</math:mn>
                  </math:msub>
                  <math:msub>
                    <math:mi>T</math:mi>
                    <math:mn>1</math:mn>
                  </math:msub>
                  <math:mi>'</math:mi>
                </math:mrow>
              </math:msub>
              <math:mo math:stretchy="false">=</math:mo>
              <math:mn>10</math:mn>
            </math:mrow>
            <math:mo math:stretchy="false">)</math:mo>
          </math:mrow>
          <math:mo math:stretchy="false">∧</math:mo>
          <math:mrow>
            <math:mo math:stretchy="false">(</math:mo>
            <math:mrow>
              <math:msub>
                <math:mi>x</math:mi>
                <math:mrow>
                  <math:msub>
                    <math:mi>T</math:mi>
                    <math:mn>2</math:mn>
                  </math:msub>
                  <math:msub>
                    <math:mi>T</math:mi>
                    <math:mn>2</math:mn>
                  </math:msub>
                  <math:mi>'</math:mi>
                </math:mrow>
              </math:msub>
              <math:mo math:stretchy="false">≠</math:mo>
              <math:mn>10</math:mn>
            </math:mrow>
            <math:mo math:stretchy="false">)</math:mo>
          </math:mrow>
        </math:mrow>
        <math:mo math:stretchy="false">∧</math:mo>
        <math:msub>
          <math:mi>C</math:mi>
          <math:mn>2</math:mn>
        </math:msub>
      </math:mrow>
    </math:mrow>
    <math:annotation math:encoding="StarMath 5.0">T_4 T_%varepsilon: %varepsilon, (x_{T_1 T_1'}= 10) and (x_{T_2 T_2'} neq 10) and C_2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o math:stretchy="false">ɛ</math:mo>
      </math:msub>
      <math:msub>
        <math:mi>T</math:mi>
        <math:mn>4</math:mn>
      </math:msub>
      <math:mi>'</math:mi>
      <math:mi>:</math:mi>
      <math:mo math:stretchy="false">ɛ</math:mo>
      <math:mi>,</math:mi>
      <math:mrow>
        <math:mrow>
          <math:mrow>
            <math:mo math:stretchy="false">(</math:mo>
            <math:mrow>
              <math:msub>
                <math:mi>x</math:mi>
                <math:mrow>
                  <math:msub>
                    <math:mi>T</math:mi>
                    <math:mn>2</math:mn>
                  </math:msub>
                  <math:msub>
                    <math:mi>T</math:mi>
                    <math:mn>2</math:mn>
                  </math:msub>
                  <math:mi>'</math:mi>
                </math:mrow>
              </math:msub>
              <math:mo math:stretchy="false">=</math:mo>
              <math:mn>10</math:mn>
            </math:mrow>
            <math:mo math:stretchy="false">)</math:mo>
          </math:mrow>
          <math:mo math:stretchy="false">∧</math:mo>
          <math:mrow>
            <math:mo math:stretchy="false">(</math:mo>
            <math:mrow>
              <math:msub>
                <math:mi>x</math:mi>
                <math:mrow>
                  <math:msub>
                    <math:mi>T</math:mi>
                    <math:mn>1</math:mn>
                  </math:msub>
                  <math:msub>
                    <math:mi>T</math:mi>
                    <math:mn>1</math:mn>
                  </math:msub>
                  <math:mi>'</math:mi>
                </math:mrow>
              </math:msub>
              <math:mo math:stretchy="false">≠</math:mo>
              <math:mn>10</math:mn>
            </math:mrow>
            <math:mo math:stretchy="false">)</math:mo>
          </math:mrow>
        </math:mrow>
        <math:mo math:stretchy="false">∧</math:mo>
        <math:msub>
          <math:mi>C</math:mi>
          <math:mn>3</math:mn>
        </math:msub>
      </math:mrow>
    </math:mrow>
    <math:annotation math:encoding="StarMath 5.0">T_%varepsilon T_4': %varepsilon, (x_{T_2 T_2'}= 10) and (x_{T_1 T_1'} neq 10) and C_3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o math:stretchy="false">ɛ</math:mo>
      </math:msub>
      <math:mi>'</math:mi>
      <math:msub>
        <math:mi>T</math:mi>
        <math:mn>4</math:mn>
      </math:msub>
      <math:mi>'</math:mi>
      <math:mi>:</math:mi>
      <math:mo math:stretchy="false">ɛ</math:mo>
      <math:mi>,</math:mi>
      <math:mrow>
        <math:mo math:stretchy="false">(</math:mo>
        <math:mrow>
          <math:msub>
            <math:mi>x</math:mi>
            <math:mrow>
              <math:msub>
                <math:mi>T</math:mi>
                <math:mn>2</math:mn>
              </math:msub>
              <math:msub>
                <math:mi>T</math:mi>
                <math:mn>2</math:mn>
              </math:msub>
              <math:mi>'</math:mi>
            </math:mrow>
          </math:msub>
          <math:mo math:stretchy="false">=</math:mo>
          <math:mn>10</math:mn>
        </math:mrow>
        <math:mo math:stretchy="false">)</math:mo>
      </math:mrow>
    </math:mrow>
    <math:annotation math:encoding="StarMath 5.0">T_%varepsilon' T_4': %varepsilon, (x_{T_2 T_2'} = 10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4</math:mn>
      </math:msub>
      <math:msub>
        <math:mi>T</math:mi>
        <math:mo math:stretchy="false">ɛ</math:mo>
      </math:msub>
      <math:mi>'</math:mi>
      <math:mi>:</math:mi>
      <math:mo math:stretchy="false">ɛ</math:mo>
      <math:mi>,</math:mi>
      <math:mrow>
        <math:mo math:stretchy="false">(</math:mo>
        <math:mrow>
          <math:msub>
            <math:mi>x</math:mi>
            <math:mrow>
              <math:msub>
                <math:mi>T</math:mi>
                <math:mn>1</math:mn>
              </math:msub>
              <math:msub>
                <math:mi>T</math:mi>
                <math:mn>1</math:mn>
              </math:msub>
              <math:mi>'</math:mi>
            </math:mrow>
          </math:msub>
          <math:mo math:stretchy="false">=</math:mo>
          <math:mn>10</math:mn>
        </math:mrow>
        <math:mo math:stretchy="false">)</math:mo>
      </math:mrow>
    </math:mrow>
    <math:annotation math:encoding="StarMath 5.0">T_4 T_%varepsilon': %varepsilon, (x_{T_1 T_1'} = 10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4</math:mn>
      </math:msub>
      <math:msub>
        <math:mi>T</math:mi>
        <math:mn>4</math:mn>
      </math:msub>
      <math:mi>'</math:mi>
      <math:mi>:</math:mi>
      <math:mo math:stretchy="false">ɛ</math:mo>
      <math:mi>,</math:mi>
      <math:mrow>
        <math:mrow>
          <math:mrow>
            <math:mo math:stretchy="false">(</math:mo>
            <math:mrow>
              <math:msub>
                <math:mi>x</math:mi>
                <math:mrow>
                  <math:msub>
                    <math:mi>T</math:mi>
                    <math:mn>1</math:mn>
                  </math:msub>
                  <math:msub>
                    <math:mi>T</math:mi>
                    <math:mn>1</math:mn>
                  </math:msub>
                  <math:mi>'</math:mi>
                </math:mrow>
              </math:msub>
              <math:mo math:stretchy="false">=</math:mo>
              <math:mn>10</math:mn>
            </math:mrow>
            <math:mo math:stretchy="false">)</math:mo>
          </math:mrow>
          <math:mo math:stretchy="false">∧</math:mo>
          <math:mrow>
            <math:mo math:stretchy="false">(</math:mo>
            <math:mrow>
              <math:msub>
                <math:mi>x</math:mi>
                <math:mrow>
                  <math:msub>
                    <math:mi>T</math:mi>
                    <math:mn>2</math:mn>
                  </math:msub>
                  <math:msub>
                    <math:mi>T</math:mi>
                    <math:mn>2</math:mn>
                  </math:msub>
                  <math:mi>'</math:mi>
                </math:mrow>
              </math:msub>
              <math:mo math:stretchy="false">=</math:mo>
              <math:mn>10</math:mn>
            </math:mrow>
            <math:mo math:stretchy="false">)</math:mo>
          </math:mrow>
        </math:mrow>
        <math:mo math:stretchy="false">∧</math:mo>
        <math:msub>
          <math:mi>C</math:mi>
          <math:mn>1</math:mn>
        </math:msub>
      </math:mrow>
    </math:mrow>
    <math:annotation math:encoding="StarMath 5.0">T_4 T_4': %varepsilon, (x_{T_1 T_1'}= 10) and (x_{T_2 T_2'} = 10) and C_1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sub>
                <math:mi>C</math:mi>
                <math:mn>1</math:mn>
              </math:msub>
              <math:mo math:stretchy="false">=</math:mo>
              <math:mi math:fontstyle="italic">permits</math:mi>
            </math:mrow>
            <math:mrow>
              <math:mrow>
                <math:mo math:stretchy="false">(</math:mo>
                <math:mrow>
                  <math:msub>
                    <math:mi>T</math:mi>
                    <math:mn>4</math:mn>
                  </math:msub>
                  <math:msub>
                    <math:mi>T</math:mi>
                    <math:mo math:stretchy="false">ɛ</math:mo>
                  </math:msub>
                </math:mrow>
                <math:mo math:stretchy="false">)</math:mo>
              </math:mrow>
              <math:mo math:stretchy="false">∧</math:mo>
              <math:mi math:fontstyle="italic">permits</math:mi>
            </math:mrow>
            <math:mrow>
              <math:mo math:stretchy="false">(</math:mo>
              <math:mrow>
                <math:msub>
                  <math:mi>T</math:mi>
                  <math:mo math:stretchy="false">ɛ</math:mo>
                </math:msub>
                <math:msub>
                  <math:mi>T</math:mi>
                  <math:mn>4</math:mn>
                </math:msub>
              </math:mrow>
              <math:mo math:stretchy="false">)</math:mo>
            </math:mrow>
          </math:mrow>
        </math:mrow>
      </math:mtr>
      <math:mtr>
        <math:mrow>
          <math:mrow>
            <math:mrow>
              <math:msub>
                <math:mi>C</math:mi>
                <math:mn>2</math:mn>
              </math:msub>
              <math:mo math:stretchy="false">=</math:mo>
              <math:mi math:fontstyle="italic">permits</math:mi>
            </math:mrow>
            <math:mrow>
              <math:mrow>
                <math:mo math:stretchy="false">(</math:mo>
                <math:mrow>
                  <math:msub>
                    <math:mi>T</math:mi>
                    <math:mn>4</math:mn>
                  </math:msub>
                  <math:msub>
                    <math:mi>T</math:mi>
                    <math:mn>4</math:mn>
                  </math:msub>
                  <math:mi>'</math:mi>
                </math:mrow>
                <math:mo math:stretchy="false">)</math:mo>
              </math:mrow>
              <math:mo math:stretchy="false">∧</math:mo>
              <math:mi math:fontstyle="italic">permits</math:mi>
            </math:mrow>
            <math:mrow>
              <math:mo math:stretchy="false">(</math:mo>
              <math:mrow>
                <math:msub>
                  <math:mi>T</math:mi>
                  <math:mo math:stretchy="false">ɛ</math:mo>
                </math:msub>
                <math:msub>
                  <math:mi>T</math:mi>
                  <math:mn>4</math:mn>
                </math:msub>
              </math:mrow>
              <math:mo math:stretchy="false">)</math:mo>
            </math:mrow>
          </math:mrow>
        </math:mrow>
      </math:mtr>
      <math:mtr>
        <math:mrow>
          <math:mrow>
            <math:mrow>
              <math:msub>
                <math:mi>C</math:mi>
                <math:mn>3</math:mn>
              </math:msub>
              <math:mo math:stretchy="false">=</math:mo>
              <math:mi math:fontstyle="italic">permits</math:mi>
            </math:mrow>
            <math:mrow>
              <math:mrow>
                <math:mo math:stretchy="false">(</math:mo>
                <math:mrow>
                  <math:msub>
                    <math:mi>T</math:mi>
                    <math:mn>4</math:mn>
                  </math:msub>
                  <math:msub>
                    <math:mi>T</math:mi>
                    <math:mn>4</math:mn>
                  </math:msub>
                  <math:mi>'</math:mi>
                </math:mrow>
                <math:mo math:stretchy="false">)</math:mo>
              </math:mrow>
              <math:mo math:stretchy="false">∧</math:mo>
              <math:mi math:fontstyle="italic">permits</math:mi>
            </math:mrow>
            <math:mrow>
              <math:mo math:stretchy="false">(</math:mo>
              <math:mrow>
                <math:msub>
                  <math:mi>T</math:mi>
                  <math:mn>4</math:mn>
                </math:msub>
                <math:msub>
                  <math:mi>T</math:mi>
                  <math:mo math:stretchy="false">ɛ</math:mo>
                </math:msub>
              </math:mrow>
              <math:mo math:stretchy="false">)</math:mo>
            </math:mrow>
          </math:mrow>
        </math:mrow>
      </math:mtr>
      <math:mtr>
        <math:mrow>
          <math:mrow>
            <math:mrow>
              <math:msub>
                <math:mi>C</math:mi>
                <math:mn>4</math:mn>
              </math:msub>
              <math:mo math:stretchy="false">=</math:mo>
              <math:mi math:fontstyle="italic">permits</math:mi>
            </math:mrow>
            <math:mrow>
              <math:mrow>
                <math:mo math:stretchy="false">(</math:mo>
                <math:mrow>
                  <math:msub>
                    <math:mi>T</math:mi>
                    <math:mn>4</math:mn>
                  </math:msub>
                  <math:msub>
                    <math:mi>T</math:mi>
                    <math:mn>4</math:mn>
                  </math:msub>
                  <math:mi>'</math:mi>
                </math:mrow>
                <math:mo math:stretchy="false">)</math:mo>
              </math:mrow>
              <math:mo math:stretchy="false">∧</math:mo>
              <math:mi math:fontstyle="italic">permits</math:mi>
            </math:mrow>
            <math:mrow>
              <math:mrow>
                <math:mo math:stretchy="false">(</math:mo>
                <math:mrow>
                  <math:msub>
                    <math:mi>T</math:mi>
                    <math:mo math:stretchy="false">ɛ</math:mo>
                  </math:msub>
                  <math:msub>
                    <math:mi>T</math:mi>
                    <math:mn>4</math:mn>
                  </math:msub>
                </math:mrow>
                <math:mo math:stretchy="false">)</math:mo>
              </math:mrow>
              <math:mo math:stretchy="false">∧</math:mo>
              <math:mi math:fontstyle="italic">permits</math:mi>
            </math:mrow>
            <math:mrow>
              <math:mo math:stretchy="false">(</math:mo>
              <math:mrow>
                <math:msub>
                  <math:mi>T</math:mi>
                  <math:mn>4</math:mn>
                </math:msub>
                <math:msub>
                  <math:mi>T</math:mi>
                  <math:mo math:stretchy="false">ɛ</math:mo>
                </math:msub>
              </math:mrow>
              <math:mo math:stretchy="false">)</math:mo>
            </math:mrow>
          </math:mrow>
        </math:mrow>
      </math:mtr>
    </math:mtable>
    <math:annotation math:encoding="StarMath 5.0">alignl
C_1 = permits(T_4 T_%varepsilon) and permits(T_%varepsilon T_4) newline
alignl
C_2 = permits(T_4 T_4') and permits(T_%varepsilon T_4) newline
alignl
C_3 = permits(T_4 T_4') and permits(T_4 T_%varepsilon) newline
alignl
C_4 = permits(T_4 T_4') and permits(T_%varepsilon T_4) and permits(T_4 T_%varepsilon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>b</math:mi>
      <math:mi>,</math:mi>
      <math:mi math:fontstyle="italic">permits</math:mi>
      <math:mrow>
        <math:mo math:stretchy="false">(</math:mo>
        <math:msub>
          <math:mi>T</math:mi>
          <math:mn>4</math:mn>
        </math:msub>
        <math:mo math:stretchy="false">)</math:mo>
      </math:mrow>
    </math:mrow>
    <math:annotation math:encoding="StarMath 5.0">T_2: b, permits(T_4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:</math:mi>
      <math:mi>c</math:mi>
      <math:mi>,</math:mi>
      <math:mi math:fontstyle="italic">permits</math:mi>
      <math:mrow>
        <math:mo math:stretchy="false">(</math:mo>
        <math:msub>
          <math:mi>T</math:mi>
          <math:mn>4</math:mn>
        </math:msub>
        <math:mo math:stretchy="false">)</math:mo>
      </math:mrow>
    </math:mrow>
    <math:annotation math:encoding="StarMath 5.0">T_3: c, permits(T_4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4</math:mn>
      </math:msub>
      <math:mi>:</math:mi>
      <math:mo math:stretchy="false">ɛ</math:mo>
      <math:mi>,</math:mi>
      <math:mrow>
        <math:mo math:stretchy="false">(</math:mo>
        <math:mrow>
          <math:msub>
            <math:mi>x</math:mi>
            <math:msub>
              <math:mi>T</math:mi>
              <math:mn>1</math:mn>
            </math:msub>
          </math:msub>
          <math:mo math:stretchy="false">=</math:mo>
          <math:mn>10</math:mn>
        </math:mrow>
        <math:mo math:stretchy="false">)</math:mo>
      </math:mrow>
    </math:mrow>
    <math:annotation math:encoding="StarMath 5.0">T_4: %varepsilon, (x_{T_1} = 10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'</math:mi>
      <math:mi>:</math:mi>
      <math:mi>a</math:mi>
    </math:mrow>
    <math:annotation math:encoding="StarMath 5.0">T_1': 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'</math:mi>
      <math:mi>:</math:mi>
      <math:mi>b</math:mi>
    </math:mrow>
    <math:annotation math:encoding="StarMath 5.0">T_2': b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'</math:mi>
      <math:mi>:</math:mi>
      <math:mi>c</math:mi>
      <math:mi>,</math:mi>
      <math:mi math:fontstyle="italic">permits</math:mi>
      <math:mrow>
        <math:mo math:stretchy="false">(</math:mo>
        <math:mrow>
          <math:msub>
            <math:mi>T</math:mi>
            <math:mn>4</math:mn>
          </math:msub>
          <math:mi>'</math:mi>
        </math:mrow>
        <math:mo math:stretchy="false">)</math:mo>
      </math:mrow>
    </math:mrow>
    <math:annotation math:encoding="StarMath 5.0">T_3': c, permits(T_4'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4</math:mn>
      </math:msub>
      <math:mi>'</math:mi>
      <math:mi>:</math:mi>
      <math:mo math:stretchy="false">ɛ</math:mo>
      <math:mi>,</math:mi>
      <math:mrow>
        <math:mo math:stretchy="false">(</math:mo>
        <math:mrow>
          <math:msub>
            <math:mi>x</math:mi>
            <math:mrow>
              <math:msub>
                <math:mi>T</math:mi>
                <math:mn>2</math:mn>
              </math:msub>
              <math:mi>'</math:mi>
            </math:mrow>
          </math:msub>
          <math:mo math:stretchy="false">=</math:mo>
          <math:mn>10</math:mn>
        </math:mrow>
        <math:mo math:stretchy="false">)</math:mo>
      </math:mrow>
    </math:mrow>
    <math:annotation math:encoding="StarMath 5.0">T_4': %varepsilon, (x_{T_2'} = 10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sub>
        <math:mi>T</math:mi>
        <math:mn>1</math:mn>
      </math:msub>
      <math:mi>'</math:mi>
      <math:mi>:</math:mi>
      <math:mi>a</math:mi>
    </math:mrow>
    <math:annotation math:encoding="StarMath 5.0">T_1 T_1': a</math:annotation>
  </math:semantics>
</math:math>
</file>